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pplication linéaire</text:p>
          </table:table-cell>
          <table:table-cell office:value-type="string" calcext:value-type="string">
            <text:p>C’est une application liénaire si \(f(u+_Ev) = f(u)+_Ff(v)\) et \(f\lambda \cdot_E u = \lambda \cdot_F f(u)\)</text:p>
          </table:table-cell>
        </table:table-row>
        <table:table-row table:style-name="ro1">
          <table:table-cell office:value-type="string" calcext:value-type="string">
            <text:p>Forme linéaire </text:p>
          </table:table-cell>
          <table:table-cell office:value-type="string" calcext:value-type="string">
            <text:p><text:s/>f est une forme linéaire si \(f\in L(E,\R)\).</text:p>
          </table:table-cell>
        </table:table-row>
        <table:table-row table:style-name="ro1">
          <table:table-cell office:value-type="string" calcext:value-type="string">
            <text:p>Isomorphisme</text:p>
          </table:table-cell>
          <table:table-cell office:value-type="string" calcext:value-type="string">
            <text:p>Si une application linéaire est bijective, on dit que \(f\) est isomorphisme d'espace vectoriel.</text:p>
          </table:table-cell>
        </table:table-row>
        <table:table-row table:style-name="ro1">
          <table:table-cell office:value-type="string" calcext:value-type="string">
            <text:p>Endomorphisme</text:p>
          </table:table-cell>
          <table:table-cell office:value-type="string" calcext:value-type="string">
            <text:p>\(f\in L(E)\) (les espaces de départ et d’arrivée sont les mêmes</text:p>
          </table:table-cell>
        </table:table-row>
        <table:table-row table:style-name="ro1">
          <table:table-cell office:value-type="string" calcext:value-type="string">
            <text:p>Image d’une application linéaire</text:p>
          </table:table-cell>
          <table:table-cell office:value-type="string" calcext:value-type="string">
            <text:p>Noté \(Im(f)\) ou \(R(f)\) c’est l'ensemble \(\{f(x),x\in E \}\subset F\).</text:p>
          </table:table-cell>
        </table:table-row>
        <table:table-row table:style-name="ro1">
          <table:table-cell office:value-type="string" calcext:value-type="string">
            <text:p>Noyau d’une application linéaire</text:p>
          </table:table-cell>
          <table:table-cell office:value-type="string" calcext:value-type="string">
            <text:p>Noté \(Ker(f)\), c’est l'ensemble des antécédants du vecteur nul \(\{x\in E, f(x)=0_F\}\subset E\).</text:p>
          </table:table-cell>
        </table:table-row>
        <table:table-row table:style-name="ro1">
          <table:table-cell office:value-type="string" calcext:value-type="string">
            <text:p>Propriété des espaces du noyau et de l’image d’une application linéaire</text:p>
          </table:table-cell>
          <table:table-cell office:value-type="string" calcext:value-type="string">
            <text:p>\(Ker(f)\) est sev de E et \(Im(f)\) est un sev de l’espace d’arrivée</text:p>
          </table:table-cell>
        </table:table-row>
        <table:table-row table:style-name="ro1">
          <table:table-cell office:value-type="string" calcext:value-type="string">
            <text:p>Injectivité /surjectivité et noyaux/images</text:p>
          </table:table-cell>
          <table:table-cell office:value-type="string" calcext:value-type="string">
            <text:p>\(f\) est surjective \(\iff\) \(Im(f)=F\). Elle est injective \(\iff\) \(Ker(f) = \{0_E\}\)</text:p>
          </table:table-cell>
        </table:table-row>
        <table:table-row table:style-name="ro1">
          <table:table-cell office:value-type="string" calcext:value-type="string">
            <text:p>Application réciproque</text:p>
          </table:table-cell>
          <table:table-cell office:value-type="string" calcext:value-type="string">
            <text:p>Soit f un isomorphisme de E dans F. Alors \(f^{-1} \in L(F,E)\)</text:p>
          </table:table-cell>
        </table:table-row>
        <table:table-row table:style-name="ro1">
          <table:table-cell office:value-type="string" calcext:value-type="string">
            <text:p>Projecteur</text:p>
          </table:table-cell>
          <table:table-cell office:value-type="string" calcext:value-type="string">
            <text:p>On dit que \(p\in L(E)\) est un projecteur \(\iff p^2 (= p\circ p) = p\)</text:p>
          </table:table-cell>
        </table:table-row>
        <table:table-row table:style-name="ro1">
          <table:table-cell office:value-type="string" calcext:value-type="string">
            <text:p>Propriétés d’un projecteur</text:p>
          </table:table-cell>
          <table:table-cell office:value-type="string" calcext:value-type="string">
            <text:p>\(\forall v \in Im(p), p(v) = v\) et \(E = Im(p)\oplus Ker(p)\)</text:p>
          </table:table-cell>
        </table:table-row>
        <table:table-row table:style-name="ro1">
          <table:table-cell office:value-type="string" calcext:value-type="string">
            <text:p>Projection</text:p>
          </table:table-cell>
          <table:table-cell office:value-type="string" calcext:value-type="string">
            <text:p>E un ev, F et G supplémentaires dans E : \(\forall u \in E, \exists! u_F,u_G tq u = u_F+u_G\). On appelle projection sur F parallèlement à G l'application \(p: u_F+u_G \to u_F\).</text:p>
          </table:table-cell>
        </table:table-row>
        <table:table-row table:style-name="ro1">
          <table:table-cell office:value-type="string" calcext:value-type="string">
            <text:p>Propriétés d’une projection</text:p>
          </table:table-cell>
          <table:table-cell office:value-type="string" calcext:value-type="string">
            <text:p>On appelle projection sur F parallèlement à G l'application \(p: u_F+u_G \to u_F\). Alors <text:s/>\(p\in L(E)\) <text:s/>\item \(p^2=p\), <text:s/>Im(p) = F, Ker(p) = G </text:p>
          </table:table-cell>
        </table:table-row>
        <table:table-row table:style-name="ro1">
          <table:table-cell office:value-type="string" calcext:value-type="string">
            <text:p>Projecteur et application identité</text:p>
          </table:table-cell>
          <table:table-cell office:value-type="string" calcext:value-type="string">
            <text:p>\(p\in L(E)\) est un projecteur \(\iff Id_E-p\) est un projecteur.</text:p>
          </table:table-cell>
        </table:table-row>
        <table:table-row table:style-name="ro1">
          <table:table-cell office:value-type="string" calcext:value-type="string">
            <text:p>Symétrie</text:p>
          </table:table-cell>
          <table:table-cell office:value-type="string" calcext:value-type="string">
            <text:p>Soit \(s\in L(E)\). C'est une symétrie \(s^2 = Id_E\).</text:p>
          </table:table-cell>
        </table:table-row>
        <table:table-row table:style-name="ro1">
          <table:table-cell office:value-type="string" calcext:value-type="string">
            <text:p>Passer d’une symétrie à une projection</text:p>
          </table:table-cell>
          <table:table-cell office:value-type="string" calcext:value-type="string">
            <text:p>si s est une symétrie, \(p = 0.5(s+Id_E)\) est un projecteur</text:p>
          </table:table-cell>
        </table:table-row>
        <table:table-row table:style-name="ro1">
          <table:table-cell office:value-type="string" calcext:value-type="string">
            <text:p>Passer d’une projection à une symétrie</text:p>
          </table:table-cell>
          <table:table-cell office:value-type="string" calcext:value-type="string">
            <text:p>si p est un projecteur, alors \(s = 2p-Id_E\) est une symétrie</text:p>
          </table:table-cell>
        </table:table-row>
        <table:table-row table:style-name="ro1">
          <table:table-cell office:value-type="string" calcext:value-type="string">
            <text:p>Propriétés d’une symétrie</text:p>
          </table:table-cell>
          <table:table-cell office:value-type="string" calcext:value-type="string">
            <text:p>Soit E un ev, F et G 2 sev supplémentaires de E. On définit <text:s/>\(s : u = u_F+u_G\in E \to u_F-u_G\in E\). On a \(Ker(s-Id_E) = F, Ker(s+Id_E) =G\)</text:p>
          </table:table-cell>
        </table:table-row>
        <table:table-row table:style-name="ro1">
          <table:table-cell office:value-type="string" calcext:value-type="string">
            <text:p>Rang de f</text:p>
          </table:table-cell>
          <table:table-cell office:value-type="string" calcext:value-type="string">
            <text:p>Si E est de dim finie, <text:span text:style-name="T1">Soit \(F\in L(E,F)\). Alors \(Im(f)\) est de dimension finie \(\leq N\). On appelle cette dimension rang de \(f\), noté \(rg(f)\).</text:span></text:p>
          </table:table-cell>
        </table:table-row>
        <table:table-row table:style-name="ro1">
          <table:table-cell office:value-type="string" calcext:value-type="string">
            <text:p>Application coordonnées</text:p>
          </table:table-cell>
          <table:table-cell office:value-type="string" calcext:value-type="string">
            <text:p>Soit B une base de E de dim finie. Soit \(p\in \{1,\dots,\N\}\). On note \(C_{pi}u = \lambda_1e_1+\dots+\lambda_Ne_N \in E \to \lambda_p\in \R\). Alors \(C_p\) est une forme liénaire, et pour tout \(u\in E, u = c_1(u)e_1+\dots+c_N(u)e_N\). \(C_p\) est appellée application p-ème coordonnée dans la base B.</text:p>
          </table:table-cell>
        </table:table-row>
        <table:table-row table:style-name="ro1">
          <table:table-cell office:value-type="string" calcext:value-type="string">
            <text:p>Isomorphisme en dimension finie</text:p>
          </table:table-cell>
          <table:table-cell office:value-type="string" calcext:value-type="string">
            <text:p>Si f est un isomorphisme (bijective), alors F a la dimension de E (finie).</text:p>
          </table:table-cell>
        </table:table-row>
        <table:table-row table:style-name="ro1">
          <table:table-cell office:value-type="string" calcext:value-type="string">
            <text:p>Dimension de l’application linéaire</text:p>
          </table:table-cell>
          <table:table-cell office:value-type="string" calcext:value-type="string">
            <text:p>Supposons \(\dim(F)&lt; +\infty\). Alors \(L(E,F)\) est de dimension finie et \(\dim(L(E,F)) = \dim(E)\times \dim(F)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5:06:14.282276365</meta:creation-date>
    <dc:date>2025-05-05T15:30:31.972311286</dc:date>
    <meta:editing-duration>PT13M40S</meta:editing-duration>
    <meta:editing-cycles>6</meta:editing-cycles>
    <meta:generator>LibreOffice/24.2.7.2$Linux_X86_64 LibreOffice_project/420$Build-2</meta:generator>
    <meta:document-statistic meta:table-count="1" meta:cell-count="44" meta:object-count="0"/>
  </office:meta>
</office:document-meta>
</file>